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osOriginales" style:family="table">
      <style:table-properties style:width="6.925in" table:align="margins"/>
    </style:style>
    <style:style style:name="DatosOriginales.A" style:family="table-column">
      <style:table-column-properties style:column-width="0.3458in" style:rel-column-width="3272*"/>
    </style:style>
    <style:style style:name="DatosOriginales.B" style:family="table-column">
      <style:table-column-properties style:column-width="0.3465in" style:rel-column-width="3279*"/>
    </style:style>
    <style:style style:name="DatosOriginales.T" style:family="table-column">
      <style:table-column-properties style:column-width="0.3479in" style:rel-column-width="3290*"/>
    </style:style>
    <style:style style:name="DatosOriginales.A1" style:family="table-cell">
      <style:table-cell-properties fo:background-color="#0000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DatosOriginales.K1" style:family="table-cell">
      <style:table-cell-properties fo:background-color="#ff33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DatosOriginales.T1" style:family="table-cell">
      <style:table-cell-properties fo:background-color="#ff3366" fo:padding="0.0382in" fo:border="0.05pt solid #000000">
        <style:background-image/>
      </style:table-cell-properties>
    </style:style>
    <style:style style:name="segmento1inversion" style:family="table">
      <style:table-properties style:width="6.925in" table:align="margins"/>
    </style:style>
    <style:style style:name="segmento1inversion.A" style:family="table-column">
      <style:table-column-properties style:column-width="0.6924in" style:rel-column-width="6553*"/>
    </style:style>
    <style:style style:name="segmento1inversion.J" style:family="table-column">
      <style:table-column-properties style:column-width="0.6931in" style:rel-column-width="6558*"/>
    </style:style>
    <style:style style:name="segmento1inversion.A1" style:family="table-cell">
      <style:table-cell-properties fo:background-color="#0000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segmento1inversion.J1" style:family="table-cell">
      <style:table-cell-properties fo:background-color="#0000ff" fo:padding="0.0382in" fo:border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J" style:family="table-column">
      <style:table-column-properties style:column-width="0.6931in" style:rel-column-width="6558*"/>
    </style:style>
    <style:style style:name="Table1.A1" style:family="table-cell">
      <style:table-cell-properties fo:background-color="#ff33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J1" style:family="table-cell">
      <style:table-cell-properties fo:background-color="#ff3366" fo:padding="0.0382in" fo:border="0.05pt solid #000000">
        <style:background-image/>
      </style:table-cell-properties>
    </style:style>
    <style:style style:name="seg1" style:family="table">
      <style:table-properties style:width="6.925in" table:align="margins"/>
    </style:style>
    <style:style style:name="seg1.A" style:family="table-column">
      <style:table-column-properties style:column-width="0.6924in" style:rel-column-width="6553*"/>
    </style:style>
    <style:style style:name="seg1.A1" style:family="table-cell">
      <style:table-cell-properties fo:padding="0.0382in" fo:border-left="0.05pt solid #000000" fo:border-right="none" fo:border-top="0.05pt solid #000000" fo:border-bottom="0.05pt solid #000000"/>
    </style:style>
    <style:style style:name="seg1.J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24in" style:rel-column-width="655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924in" style:rel-column-width="6553*"/>
    </style:style>
    <style:style style:name="Table3.J" style:family="table-column">
      <style:table-column-properties style:column-width="0.6931in" style:rel-column-width="6558*"/>
    </style:style>
    <style:style style:name="Table3.A1" style:family="table-cell">
      <style:table-cell-properties fo:background-color="#0000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J1" style:family="table-cell">
      <style:table-cell-properties fo:background-color="#0000ff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924in" style:rel-column-width="6553*"/>
    </style:style>
    <style:style style:name="Table4.J" style:family="table-column">
      <style:table-column-properties style:column-width="0.6931in" style:rel-column-width="6558*"/>
    </style:style>
    <style:style style:name="Table4.A1" style:family="table-cell">
      <style:table-cell-properties fo:background-color="#ff33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J1" style:family="table-cell">
      <style:table-cell-properties fo:background-color="#ff3366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46b30"/>
    </style:style>
    <style:style style:name="P8" style:family="paragraph" style:parent-style-name="Standard">
      <style:text-properties officeooo:paragraph-rsid="00046b30"/>
    </style:style>
    <style:style style:name="P9" style:family="paragraph" style:parent-style-name="Standard">
      <style:paragraph-properties fo:text-align="justify" style:justify-single-word="false"/>
      <style:text-properties fo:font-weight="bold" officeooo:paragraph-rsid="00046b3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paragraph-rsid="0007432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paragraph-rsid="0006185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46b30"/>
    </style:style>
    <style:style style:name="T4" style:family="text">
      <style:text-properties officeooo:rsid="0006185d"/>
    </style:style>
    <style:style style:name="T5" style:family="text">
      <style:text-properties officeooo:rsid="0007432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ontents_20_Heading"/>
      <text:p text:style-name="Contents_20_Heading">REPORTE 4. Implementación de un programa de Cifrado Parcial de una manera más sencill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ido</text:p>
          </text:index-title>
          <text:p text:style-name="P15"><text:a xlink:type="simple" xlink:href="#__RefHeading__5719_1719911139" text:style-name="Index_20_Link" text:visited-style-name="Index_20_Link">Datos originales<text:tab/>3</text:a></text:p>
          <text:p text:style-name="P15"><text:a xlink:type="simple" xlink:href="#__RefHeading__649_1737605725" text:style-name="Index_20_Link" text:visited-style-name="Index_20_Link">Cifrado del primer segmento<text:tab/>3</text:a></text:p>
          <text:p text:style-name="P16"><text:a xlink:type="simple" xlink:href="#__RefHeading__651_1737605725" text:style-name="Index_20_Link" text:visited-style-name="Index_20_Link">Inversión de bits<text:tab/>3</text:a></text:p>
          <text:p text:style-name="P16"><text:a xlink:type="simple" xlink:href="#__RefHeading__653_1737605725" text:style-name="Index_20_Link" text:visited-style-name="Index_20_Link">Intercambio de segmentos<text:tab/>3</text:a></text:p>
          <text:p text:style-name="P15"><text:a xlink:type="simple" xlink:href="#__RefHeading__655_1737605725" text:style-name="Index_20_Link" text:visited-style-name="Index_20_Link">Cifrado del segundo segmento<text:tab/>4</text:a></text:p>
          <text:p text:style-name="P16"><text:a xlink:type="simple" xlink:href="#__RefHeading__657_1737605725" text:style-name="Index_20_Link" text:visited-style-name="Index_20_Link">Inversión de bits<text:tab/>4</text:a></text:p>
          <text:p text:style-name="P16"><text:a xlink:type="simple" xlink:href="#__RefHeading__659_1737605725" text:style-name="Index_20_Link" text:visited-style-name="Index_20_Link">Intercambio de segmentos<text:tab/>4</text:a></text:p>
        </text:index-body>
      </text:table-of-content>
      <text:p text:style-name="Standard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p text:style-name="P5"/>
      <text:p text:style-name="P5"/>
      <text:h text:style-name="P14" text:outline-level="1"/>
      <text:p text:style-name="P5"/>
      <text:h text:style-name="P14" text:outline-level="1"><text:bookmark-start text:name="__RefHeading__5719_1719911139"/><text:soft-page-break/>Datos originales<text:bookmark-end text:name="__RefHeading__5719_1719911139"/></text:h>
      <text:p text:style-name="P5"/>
      <text:p text:style-name="P1">Para este ejemplo, <text:span text:style-name="T1">utilizamos dos paquetes RTP</text:span>, <text:s/><text:span text:style-name="T1">cada paquete RTP está dividido en 10 segmentos, cada segmento consta de 5 elementos. </text:span><text:span text:style-name="T2">A continuación mostramos los datos originales clasificados por segmentos.</text:span></text:p>
      <text:p text:style-name="P1"/>
      <table:table table:name="DatosOriginales" table:style-name="DatosOriginales">
        <table:table-column table:style-name="DatosOriginales.A"/>
        <table:table-column table:style-name="DatosOriginales.B"/>
        <table:table-column table:style-name="DatosOriginales.A"/>
        <table:table-column table:style-name="DatosOriginales.B" table:number-columns-repeated="2"/>
        <table:table-column table:style-name="DatosOriginales.A"/>
        <table:table-column table:style-name="DatosOriginales.B"/>
        <table:table-column table:style-name="DatosOriginales.A"/>
        <table:table-column table:style-name="DatosOriginales.B" table:number-columns-repeated="2"/>
        <table:table-column table:style-name="DatosOriginales.A"/>
        <table:table-column table:style-name="DatosOriginales.B"/>
        <table:table-column table:style-name="DatosOriginales.A"/>
        <table:table-column table:style-name="DatosOriginales.B" table:number-columns-repeated="2"/>
        <table:table-column table:style-name="DatosOriginales.A"/>
        <table:table-column table:style-name="DatosOriginales.B"/>
        <table:table-column table:style-name="DatosOriginales.A"/>
        <table:table-column table:style-name="DatosOriginales.B"/>
        <table:table-column table:style-name="DatosOriginales.T"/>
        <table:table-row>
          <table:table-cell table:style-name="DatosOriginales.A1" office:value-type="string">
            <text:p text:style-name="P2">255 <text:s/>216 <text:s/>255 <text:s/>224 <text:s/>0</text:p>
          </table:table-cell>
          <table:table-cell table:style-name="DatosOriginales.A1" office:value-type="string">
            <text:p text:style-name="P2">16 <text:s/>74 <text:s/>70 <text:s/>73 <text:s/>70</text:p>
          </table:table-cell>
          <table:table-cell table:style-name="DatosOriginales.A1" office:value-type="string">
            <text:p text:style-name="P2">0 <text:s/>1 <text:s/>1 <text:s/>1 <text:s/>1</text:p>
          </table:table-cell>
          <table:table-cell table:style-name="DatosOriginales.A1" office:value-type="string">
            <text:p text:style-name="P2">43 <text:s/>1 <text:s/>43 <text:s/>0 <text:s/>0 </text:p>
          </table:table-cell>
          <table:table-cell table:style-name="DatosOriginales.A1" office:value-type="string">
            <text:p text:style-name="P2">255 <text:s/>219 <text:s/>0 <text:s/>67 <text:s/>0</text:p>
          </table:table-cell>
          <table:table-cell table:style-name="DatosOriginales.A1" office:value-type="string">
            <text:p text:style-name="P2"><text:s/>5 <text:s/>3 <text:s/>4 <text:s/>4 <text:s/>4</text:p>
          </table:table-cell>
          <table:table-cell table:style-name="DatosOriginales.A1" office:value-type="string">
            <text:p text:style-name="P2">3 <text:s/>5 <text:s/>4 <text:s/>4 <text:s/>4</text:p>
          </table:table-cell>
          <table:table-cell table:style-name="DatosOriginales.A1" office:value-type="string">
            <text:p text:style-name="P2">5 <text:s/>5 <text:s/>5 <text:s/>6 <text:s/>7 </text:p>
          </table:table-cell>
          <table:table-cell table:style-name="DatosOriginales.A1" office:value-type="string">
            <text:p text:style-name="P2">12 <text:s/>8 <text:s/>7 <text:s/>7 <text:s/>7 </text:p>
          </table:table-cell>
          <table:table-cell table:style-name="DatosOriginales.A1" office:value-type="string">
            <text:p text:style-name="P2">7 <text:s/>15 <text:s/>11 <text:s/>11 <text:s/>9</text:p>
          </table:table-cell>
          <table:table-cell table:style-name="DatosOriginales.K1" office:value-type="string">
            <text:p text:style-name="P2">12 <text:s/>17 <text:s/>15 <text:s/>18 <text:s/>18</text:p>
          </table:table-cell>
          <table:table-cell table:style-name="DatosOriginales.K1" office:value-type="string">
            <text:p text:style-name="P2">17 <text:s/>15 <text:s/>17 <text:s/>17 <text:s/>19</text:p>
          </table:table-cell>
          <table:table-cell table:style-name="DatosOriginales.K1" office:value-type="string">
            <text:p text:style-name="P2">22 <text:s/>28 <text:s/>23 <text:s/>19 <text:s/>20 </text:p>
          </table:table-cell>
          <table:table-cell table:style-name="DatosOriginales.K1" office:value-type="string">
            <text:p text:style-name="P2">26 <text:s/>21 <text:s/>17 <text:s/>17 <text:s/>24 <text:s/></text:p>
          </table:table-cell>
          <table:table-cell table:style-name="DatosOriginales.K1" office:value-type="string">
            <text:p text:style-name="P2">33 <text:s/>24 <text:s/>26 <text:s/>29 <text:s/>29</text:p>
          </table:table-cell>
          <table:table-cell table:style-name="DatosOriginales.K1" office:value-type="string">
            <text:p text:style-name="P2">31 <text:s/>31 <text:s/>31 <text:s/>19 <text:s/>23 </text:p>
          </table:table-cell>
          <table:table-cell table:style-name="DatosOriginales.K1" office:value-type="string">
            <text:p text:style-name="P2">34 <text:s/>36 <text:s/>34 <text:s/>30 <text:s/>36 <text:s/></text:p>
          </table:table-cell>
          <table:table-cell table:style-name="DatosOriginales.K1" office:value-type="string">
            <text:p text:style-name="P2">28 <text:s/>30 <text:s/>31 <text:s/>30 <text:s/>255</text:p>
          </table:table-cell>
          <table:table-cell table:style-name="DatosOriginales.K1" office:value-type="string">
            <text:p text:style-name="P2">192 <text:s/>0 <text:s/>11 <text:s/>8 <text:s/>0 </text:p>
          </table:table-cell>
          <table:table-cell table:style-name="DatosOriginales.T1" office:value-type="string">
            <text:p text:style-name="P2">60 <text:s/>0 <text:s/>60 <text:s/>1 <text:s/>1 </text:p>
          </table:table-cell>
        </table:table-row>
      </table:table>
      <text:p text:style-name="P1"/>
      <text:p text:style-name="P1"/>
      <text:p text:style-name="P1"/>
      <text:h text:style-name="Heading_20_1" text:outline-level="1"><text:bookmark-start text:name="__RefHeading__649_1737605725"/>Cifrado del primer segmento<text:bookmark-end text:name="__RefHeading__649_1737605725"/></text:h>
      <text:p text:style-name="P1"/>
      <text:h text:style-name="Heading_20_2" text:outline-level="2"><text:bookmark-start text:name="__RefHeading__651_1737605725"/>Inversión de bits<text:bookmark-end text:name="__RefHeading__651_1737605725"/></text:h>
      <text:p text:style-name="P4"/>
      <text:p text:style-name="P4">Para la inversión de bits se tomó como criterio <text:span text:style-name="T1">el bit de referencia anterior a cada nuevo paso de inversión. </text:span><text:span text:style-name="T2">El resultado obtenido es el siguiente:</text:span></text:p>
      <text:p text:style-name="P4"/>
      <table:table table:name="segmento1inversion" table:style-name="segmento1inversion">
        <table:table-column table:style-name="segmento1inversion.A" table:number-columns-repeated="9"/>
        <table:table-column table:style-name="segmento1inversion.J"/>
        <table:table-row>
          <table:table-cell table:style-name="segmento1inversion.A1" office:value-type="string">
            <text:p text:style-name="P3">254 <text:s/>72 <text:s/>253 <text:s/>97 <text:s/>2</text:p>
          </table:table-cell>
          <table:table-cell table:style-name="segmento1inversion.A1" office:value-type="string">
            <text:p text:style-name="P3">25 <text:s/>66 <text:s/>71 <text:s/>65 <text:s/>88</text:p>
          </table:table-cell>
          <table:table-cell table:style-name="segmento1inversion.A1" office:value-type="string">
            <text:p text:style-name="P3">4 <text:s/>11 <text:s/>137 <text:s/>60 <text:s/>195</text:p>
          </table:table-cell>
          <table:table-cell table:style-name="segmento1inversion.A1" office:value-type="string">
            <text:p text:style-name="P3">59 <text:s/>28 <text:s/>45 <text:s/>16 <text:s/>85</text:p>
          </table:table-cell>
          <table:table-cell table:style-name="segmento1inversion.A1" office:value-type="string">
            <text:p text:style-name="P3">203 <text:s/>193 <text:s/>98 <text:s/>195 <text:s/>148</text:p>
          </table:table-cell>
          <table:table-cell table:style-name="segmento1inversion.A1" office:value-type="string">
            <text:p text:style-name="P3">69 <text:s/>147 <text:s/>7 <text:s/>148 <text:s/>197</text:p>
          </table:table-cell>
          <table:table-cell table:style-name="segmento1inversion.A1" office:value-type="string">
            <text:p text:style-name="P3">99 <text:s/>16 <text:s/>141 <text:s/>0 <text:s/>13</text:p>
          </table:table-cell>
          <table:table-cell table:style-name="segmento1inversion.A1" office:value-type="string">
            <text:p text:style-name="P3">35 <text:s/>17 <text:s/>23 <text:s/>131 <text:s/>1</text:p>
          </table:table-cell>
          <table:table-cell table:style-name="segmento1inversion.A1" office:value-type="string">
            <text:p text:style-name="P3">4 <text:s/>24 <text:s/>151 <text:s/>167 <text:s/>103</text:p>
          </table:table-cell>
          <table:table-cell table:style-name="segmento1inversion.J1" office:value-type="string">
            <text:p text:style-name="P3">19 <text:s/>137 <text:s/>10 <text:s/>35 <text:s/>1 </text:p>
          </table:table-cell>
        </table:table-row>
      </table:table>
      <text:p text:style-name="P4"/>
      <text:p text:style-name="P4"><text:s text:c="29"/></text:p>
      <text:p text:style-name="P12"><text:span text:style-name="T4">Numero de inversiones: <text:s/>110.</text:span></text:p>
      <text:p text:style-name="P11"><text:span text:style-name="T5">Numero de bytes por paquete RTP: 50 bytes</text:span></text:p>
      <text:p text:style-name="P11"><text:span text:style-name="T5">Numero de segmentos: 10</text:span></text:p>
      <text:p text:style-name="P11"><text:span text:style-name="T5">Tamaño de segmentos: 5 bytes.</text:span></text:p>
      <text:p text:style-name="P11"><text:span text:style-name="T5">Promedio de código: 8 bits.</text:span></text:p>
      <text:p text:style-name="P4"/>
      <text:h text:style-name="Heading_20_2" text:outline-level="2"><text:bookmark-start text:name="__RefHeading__653_1737605725"/>Intercambio de segmentos<text:bookmark-end text:name="__RefHeading__653_1737605725"/></text:h>
      <text:p text:style-name="P7"><text:span text:style-name="T3">Se obtiene el siguiente arreglo de índices que nos representa el intercambio final de segmentos.</text:span></text:p>
      <text:p text:style-name="P7"><text:span text:style-name="T3"/></text:p>
      <text:p text:style-name="P7"><text:span text:style-name="T3"/></text:p>
      <table:table table:name="seg1" table:style-name="seg1">
        <table:table-column table:style-name="seg1.A" table:number-columns-repeated="10"/>
        <table:table-row>
          <table:table-cell table:style-name="seg1.A1" office:value-type="string">
            <text:p text:style-name="P7"><text:span text:style-name="T3">3 </text:span></text:p>
          </table:table-cell>
          <table:table-cell table:style-name="seg1.A1" office:value-type="string">
            <text:p text:style-name="P7"><text:span text:style-name="T3">5 <text:s/></text:span></text:p>
          </table:table-cell>
          <table:table-cell table:style-name="seg1.A1" office:value-type="string">
            <text:p text:style-name="P7"><text:span text:style-name="T3"><text:s/>7 </text:span></text:p>
          </table:table-cell>
          <table:table-cell table:style-name="seg1.A1" office:value-type="string">
            <text:p text:style-name="P7"><text:span text:style-name="T3"><text:s/>1</text:span></text:p>
          </table:table-cell>
          <table:table-cell table:style-name="seg1.A1" office:value-type="string">
            <text:p text:style-name="P7"><text:span text:style-name="T3"><text:s/>8</text:span></text:p>
          </table:table-cell>
          <table:table-cell table:style-name="seg1.A1" office:value-type="string">
            <text:p text:style-name="P7"><text:span text:style-name="T3">6 </text:span></text:p>
          </table:table-cell>
          <table:table-cell table:style-name="seg1.A1" office:value-type="string">
            <text:p text:style-name="P7"><text:span text:style-name="T3"><text:s text:c="2"/>9 <text:s/></text:span></text:p>
          </table:table-cell>
          <table:table-cell table:style-name="seg1.A1" office:value-type="string">
            <text:p text:style-name="P7"><text:span text:style-name="T3">0 <text:s/></text:span></text:p>
          </table:table-cell>
          <table:table-cell table:style-name="seg1.A1" office:value-type="string">
            <text:p text:style-name="P7"><text:span text:style-name="T3"><text:s text:c="2"/>2 <text:s/></text:span></text:p>
          </table:table-cell>
          <table:table-cell table:style-name="seg1.J1" office:value-type="string">
            <text:p text:style-name="P7"><text:span text:style-name="T3">4 <text:s/></text:span></text:p>
          </table:table-cell>
        </table:table-row>
      </table:table>
      <text:p text:style-name="P7"><text:span text:style-name="T3"/></text:p>
      <text:p text:style-name="P7"><text:span text:style-name="T3"/></text:p>
      <text:p text:style-name="P7"><text:span text:style-name="T3">A la hora de aplicar el proceso de intercambio de segmentos se obtiene el paquete RTP cifrado:</text:span></text:p>
      <text:p text:style-name="P7"><text:span text:style-name="T3"/></text:p>
      <table:table table:name="Table3" table:style-name="Table3">
        <table:table-column table:style-name="Table3.A" table:number-columns-repeated="9"/>
        <table:table-column table:style-name="Table3.J"/>
        <text:soft-page-break/>
        <table:table-row>
          <table:table-cell table:style-name="Table3.A1" office:value-type="string">
            <text:p text:style-name="P9"><text:span text:style-name="T3">59 <text:s/>28 <text:s/>45 <text:s/>16 <text:s/>85</text:span></text:p>
          </table:table-cell>
          <table:table-cell table:style-name="Table3.A1" office:value-type="string">
            <text:p text:style-name="P9"><text:span text:style-name="T3">69 <text:s/>147 <text:s/>7 <text:s/>148 <text:s/>197 </text:span></text:p>
          </table:table-cell>
          <table:table-cell table:style-name="Table3.A1" office:value-type="string">
            <text:p text:style-name="P9"><text:span text:style-name="T3">35 <text:s/>17 <text:s/>23 <text:s/>131 <text:s/>1</text:span></text:p>
          </table:table-cell>
          <table:table-cell table:style-name="Table3.A1" office:value-type="string">
            <text:p text:style-name="P9"><text:span text:style-name="T3">25 <text:s/>66 <text:s/>71 <text:s/>65 <text:s/>88</text:span></text:p>
          </table:table-cell>
          <table:table-cell table:style-name="Table3.A1" office:value-type="string">
            <text:p text:style-name="P9"><text:span text:style-name="T3">4 <text:s/>24 <text:s/>151 <text:s/>167 <text:s/>103</text:span></text:p>
          </table:table-cell>
          <table:table-cell table:style-name="Table3.A1" office:value-type="string">
            <text:p text:style-name="P9"><text:span text:style-name="T3">99 <text:s/>16 <text:s/>141 <text:s/>0 <text:s/>13</text:span></text:p>
          </table:table-cell>
          <table:table-cell table:style-name="Table3.A1" office:value-type="string">
            <text:p text:style-name="P9"><text:span text:style-name="T3">19 <text:s/>137 <text:s/>10 <text:s/>35 <text:s/>1</text:span></text:p>
          </table:table-cell>
          <table:table-cell table:style-name="Table3.A1" office:value-type="string">
            <text:p text:style-name="P9"><text:span text:style-name="T3">254 <text:s/>72 <text:s/>253 <text:s/>97 <text:s/>2</text:span></text:p>
          </table:table-cell>
          <table:table-cell table:style-name="Table3.A1" office:value-type="string">
            <text:p text:style-name="P9"><text:span text:style-name="T3">4 <text:s/>11 <text:s/>137 <text:s/>60 <text:s/>195</text:span></text:p>
          </table:table-cell>
          <table:table-cell table:style-name="Table3.J1" office:value-type="string">
            <text:p text:style-name="P9"><text:span text:style-name="T3">203 <text:s/>193 <text:s/>98 <text:s/>195 <text:s/>148</text:span></text:p>
          </table:table-cell>
        </table:table-row>
      </table:table>
      <text:p text:style-name="P7"><text:span text:style-name="T3"/></text:p>
      <text:p text:style-name="P7"><text:span text:style-name="T3"><text:s text:c="48"/></text:span></text:p>
      <text:h text:style-name="Heading_20_1" text:outline-level="1"><text:bookmark-start text:name="__RefHeading__655_1737605725"/>Cifrado del segundo segmento<text:bookmark-end text:name="__RefHeading__655_1737605725"/></text:h>
      <text:p text:style-name="P1"/>
      <text:p text:style-name="P1"/>
      <text:p text:style-name="P1"/>
      <text:h text:style-name="Heading_20_2" text:outline-level="2"><text:bookmark-start text:name="__RefHeading__657_1737605725"/>Inversión de bits<text:bookmark-end text:name="__RefHeading__657_1737605725"/></text:h>
      <text:p text:style-name="P6">El resultado obtenido es el siguiente:</text:p>
      <text:p text:style-name="P4"/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office:value-type="string">
            <text:p text:style-name="P2">44 <text:s/>37 <text:s/>79 <text:s/>48 <text:s/>50 </text:p>
          </table:table-cell>
          <table:table-cell table:style-name="Table1.A1" office:value-type="string">
            <text:p text:style-name="P2">89 <text:s/>95 <text:s/>16 <text:s/>25 <text:s/>2</text:p>
          </table:table-cell>
          <table:table-cell table:style-name="Table1.A1" office:value-type="string">
            <text:p text:style-name="P2"><text:s/>86 <text:s/>157 <text:s/>31 <text:s/>3 <text:s/>84</text:p>
          </table:table-cell>
          <table:table-cell table:style-name="Table1.A1" office:value-type="string">
            <text:p text:style-name="P2">30 <text:s/>31 <text:s/>17 <text:s/>224 <text:s/>89</text:p>
          </table:table-cell>
          <table:table-cell table:style-name="Table1.A1" office:value-type="string">
            <text:p text:style-name="P2">105 <text:s/>26 <text:s/>20 <text:s/>28 <text:s/>93</text:p>
          </table:table-cell>
          <table:table-cell table:style-name="Table1.A1" office:value-type="string">
            <text:p text:style-name="P2">79 <text:s/>143 <text:s/>157 <text:s/>23 <text:s/>29</text:p>
          </table:table-cell>
          <table:table-cell table:style-name="Table1.A1" office:value-type="string">
            <text:p text:style-name="P2">54 <text:s/>37 <text:s/>160 <text:s/>158 <text:s/>160 </text:p>
          </table:table-cell>
          <table:table-cell table:style-name="Table1.A1" office:value-type="string">
            <text:p text:style-name="P2">16 <text:s/>156 <text:s/>27 <text:s/>12 <text:s/>251 </text:p>
          </table:table-cell>
          <table:table-cell table:style-name="Table1.A1" office:value-type="string">
            <text:p text:style-name="P2">224 <text:s/>74 <text:s/>43 <text:s/>74 <text:s/>9</text:p>
          </table:table-cell>
          <table:table-cell table:style-name="Table1.J1" office:value-type="string">
            <text:p text:style-name="P2">168 <text:s/>68 <text:s/>117 <text:s/>161 <text:s/>65</text:p>
          </table:table-cell>
        </table:table-row>
      </table:table>
      <text:p text:style-name="P4"/>
      <text:p text:style-name="P11"><text:span text:style-name="T4">Numero de inversiones: <text:s/>93</text:span> <text:s text:c="4"/></text:p>
      <text:p text:style-name="P11"><text:span text:style-name="T5">Numero de bytes por paquete RTP: 50 bytes</text:span></text:p>
      <text:p text:style-name="P11"><text:span text:style-name="T5">Numero de segmentos: 10</text:span></text:p>
      <text:p text:style-name="P11"><text:span text:style-name="T5">Tamaño de segmentos: 5 bytes.</text:span></text:p>
      <text:p text:style-name="P11"><text:span text:style-name="T5">Promedio de código: 8 bits.</text:span> <text:s text:c="23"/></text:p>
      <text:p text:style-name="P10"><text:s text:c="52"/></text:p>
      <text:p text:style-name="P1"/>
      <text:h text:style-name="Heading_20_2" text:outline-level="2"><text:bookmark-start text:name="__RefHeading__659_1737605725"/>Intercambio de segmentos<text:bookmark-end text:name="__RefHeading__659_1737605725"/></text:h>
      <text:p text:style-name="P7"><text:span text:style-name="T3">Se obtiene el siguiente arreglo de índices que nos representa el intercambio final de segmentos.</text:span></text:p>
      <text:p text:style-name="P7"><text:span text:style-name="T3"/></text:p>
      <text:p text:style-name="P7"><text:span text:style-name="T3"/></text:p>
      <text:p text:style-name="P7"><text:span text:style-name="T3"/></text:p>
      <table:table table:name="Table2" table:style-name="Table2">
        <table:table-column table:style-name="Table2.A" table:number-columns-repeated="10"/>
        <table:table-row>
          <table:table-cell table:style-name="Table2.A1" office:value-type="string">
            <text:p text:style-name="P7"><text:span text:style-name="T3">1 <text:s/></text:span></text:p>
          </table:table-cell>
          <table:table-cell table:style-name="Table2.A1" office:value-type="string">
            <text:p text:style-name="P7"><text:span text:style-name="T3">7 <text:s/></text:span></text:p>
          </table:table-cell>
          <table:table-cell table:style-name="Table2.A1" office:value-type="string">
            <text:p text:style-name="P7"><text:span text:style-name="T3">9 <text:s/></text:span></text:p>
          </table:table-cell>
          <table:table-cell table:style-name="Table2.A1" office:value-type="string">
            <text:p text:style-name="P7"><text:span text:style-name="T3">8 </text:span></text:p>
          </table:table-cell>
          <table:table-cell table:style-name="Table2.A1" office:value-type="string">
            <text:p text:style-name="P7"><text:span text:style-name="T3">5 <text:s/></text:span></text:p>
          </table:table-cell>
          <table:table-cell table:style-name="Table2.A1" office:value-type="string">
            <text:p text:style-name="P7"><text:span text:style-name="T3">2 <text:s/></text:span></text:p>
          </table:table-cell>
          <table:table-cell table:style-name="Table2.A1" office:value-type="string">
            <text:p text:style-name="P7"><text:span text:style-name="T3"><text:s/>0 <text:s/></text:span></text:p>
          </table:table-cell>
          <table:table-cell table:style-name="Table2.A1" office:value-type="string">
            <text:p text:style-name="P7"><text:span text:style-name="T3">4 </text:span></text:p>
          </table:table-cell>
          <table:table-cell table:style-name="Table2.A1" office:value-type="string">
            <text:p text:style-name="P7"><text:span text:style-name="T3"><text:s text:c="2"/>6 <text:s/></text:span></text:p>
          </table:table-cell>
          <table:table-cell table:style-name="Table2.J1" office:value-type="string">
            <text:p text:style-name="P7"><text:span text:style-name="T3"><text:s/>3 <text:s/></text:span></text:p>
          </table:table-cell>
        </table:table-row>
      </table:table>
      <text:p text:style-name="P7"><text:s text:c="94"/></text:p>
      <text:p text:style-name="P7"><text:span text:style-name="T3"/></text:p>
      <text:p text:style-name="P8"><text:span text:style-name="T3">A la hora de aplicar el proceso de intercambio de segmentos se obtiene el paquete RTP cifrado:</text:span></text:p>
      <text:p text:style-name="P8"><text:span text:style-name="T3"/></text:p>
      <text:p text:style-name="P8"><text:span text:style-name="T3"/></text:p>
      <table:table table:name="Table4" table:style-name="Table4">
        <table:table-column table:style-name="Table4.A" table:number-columns-repeated="9"/>
        <table:table-column table:style-name="Table4.J"/>
        <table:table-row>
          <table:table-cell table:style-name="Table4.A1" office:value-type="string">
            <text:p text:style-name="P9"><text:span text:style-name="T3">89 <text:s/>95 <text:s/>16 <text:s/>25 <text:s/>2</text:span></text:p>
          </table:table-cell>
          <table:table-cell table:style-name="Table4.A1" office:value-type="string">
            <text:p text:style-name="P9"><text:span text:style-name="T3">16 <text:s/>156 <text:s/>27 <text:s/>12 <text:s/>251</text:span></text:p>
          </table:table-cell>
          <table:table-cell table:style-name="Table4.A1" office:value-type="string">
            <text:p text:style-name="P9"><text:span text:style-name="T3">168 <text:s/>68 <text:s/>117 <text:s/>161 <text:s/>65</text:span></text:p>
          </table:table-cell>
          <table:table-cell table:style-name="Table4.A1" office:value-type="string">
            <text:p text:style-name="P9"><text:span text:style-name="T3">224 <text:s/>74 <text:s/>43 <text:s/>74 <text:s/>9</text:span></text:p>
          </table:table-cell>
          <table:table-cell table:style-name="Table4.A1" office:value-type="string">
            <text:p text:style-name="P9"><text:span text:style-name="T3">79 <text:s/>143 <text:s/>157 <text:s/>23 <text:s/>29</text:span></text:p>
          </table:table-cell>
          <table:table-cell table:style-name="Table4.A1" office:value-type="string">
            <text:p text:style-name="P9"><text:span text:style-name="T3">86 <text:s/>157 <text:s/>31 <text:s/>3 <text:s/>84 </text:span></text:p>
          </table:table-cell>
          <table:table-cell table:style-name="Table4.A1" office:value-type="string">
            <text:p text:style-name="P9"><text:span text:style-name="T3">44 <text:s/>37 <text:s/>79 <text:s/>48 <text:s/>50</text:span></text:p>
          </table:table-cell>
          <table:table-cell table:style-name="Table4.A1" office:value-type="string">
            <text:p text:style-name="P9"><text:span text:style-name="T3">105 <text:s/>26 <text:s/>20 <text:s/>28 <text:s/>93 </text:span></text:p>
          </table:table-cell>
          <table:table-cell table:style-name="Table4.A1" office:value-type="string">
            <text:p text:style-name="P9"><text:span text:style-name="T3">54 <text:s/>37 <text:s/>160 <text:s/>158 <text:s/>160</text:span></text:p>
          </table:table-cell>
          <table:table-cell table:style-name="Table4.J1" office:value-type="string">
            <text:p text:style-name="P9"><text:span text:style-name="T3">30 <text:s/>31 <text:s/>17 <text:s/>224 <text:s/>89 </text:span></text:p>
          </table:table-cell>
        </table:table-row>
      </table:table>
      <text:p text:style-name="P8"><text:span text:style-name="T3"><text:s text:c="53"/></text:span></text:p>
      <text:p text:style-name="P8"><text:span text:style-name="T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04-15T11:06:56</meta:creation-date>
    <dc:date>2014-04-24T12:19:38</dc:date>
    <dc:creator>daniel </dc:creator>
    <meta:editing-duration>PT8H19M30S</meta:editing-duration>
    <meta:editing-cycles>20</meta:editing-cycles>
    <meta:generator>LibreOffice/4.0.2.2$Linux_X86_64 LibreOffice_project/400m0$Build-2</meta:generator>
    <meta:document-statistic meta:table-count="7" meta:image-count="0" meta:object-count="0" meta:page-count="4" meta:paragraph-count="118" meta:word-count="564" meta:character-count="2966" meta:non-whitespace-character-count="1901"/>
  </office:meta>
</office:document-meta>
</file>